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FD000002FE7F003B160AE9315F.png" manifest:media-type="image/png"/>
  <manifest:file-entry manifest:full-path="Pictures/10000000000003FD000002FE6EB1C314A7E39228.png" manifest:media-type="image/png"/>
  <manifest:file-entry manifest:full-path="Pictures/10000201000003FC000002FE6456BB22CDDD7F23.png" manifest:media-type="image/png"/>
  <manifest:file-entry manifest:full-path="Pictures/10000000000003FB000002FEED2C49DC3BF29F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4.3cm"/>
    </style:style>
    <style:style style:name="gr3" style:family="graphic" style:parent-style-name="objectwithoutfill">
      <style:graphic-properties svg:stroke-color="#00a65d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4.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Forestbird-title">
      <style:graphic-properties fo:min-height="3.506cm"/>
    </style:style>
    <style:style style:name="pr2" style:family="presentation" style:parent-style-name="Forestbird-subtitle">
      <style:graphic-properties draw:fill-color="#ffffff" fo:min-height="12.179cm"/>
    </style:style>
    <style:style style:name="pr3" style:family="presentation" style:parent-style-name="Forestbird-notes">
      <style:graphic-properties draw:fill-color="#ffffff" fo:min-height="13.364cm"/>
    </style:style>
    <style:style style:name="pr4" style:family="presentation" style:parent-style-name="Forestbird1-title">
      <style:graphic-properties draw:auto-grow-height="true" fo:min-height="3.506cm"/>
    </style:style>
    <style:style style:name="pr5" style:family="presentation" style:parent-style-name="Forestbird1-notes">
      <style:graphic-properties draw:fill-color="#ffffff" draw:auto-grow-height="true" fo:min-height="13.364cm"/>
    </style:style>
    <style:style style:name="pr6" style:family="presentation" style:parent-style-name="Forestbird2-title">
      <style:graphic-properties draw:auto-grow-height="true" fo:min-height="3.506cm"/>
    </style:style>
    <style:style style:name="pr7" style:family="presentation" style:parent-style-name="Forestbird2-outline1">
      <style:graphic-properties fo:min-height="11.929cm"/>
    </style:style>
    <style:style style:name="pr8" style:family="presentation" style:parent-style-name="Forestbird2-notes">
      <style:graphic-properties draw:fill-color="#ffffff" draw:auto-grow-height="true" fo:min-height="13.364cm"/>
    </style:style>
    <style:style style:name="pr9" style:family="presentation" style:parent-style-name="Forestbird3-title">
      <style:graphic-properties draw:auto-grow-height="true" fo:min-height="3.506cm"/>
    </style:style>
    <style:style style:name="pr10" style:family="presentation" style:parent-style-name="Forestbird3-outline1">
      <style:graphic-properties fo:min-height="11.929cm"/>
    </style:style>
    <style:style style:name="pr11" style:family="presentation" style:parent-style-name="Forestbird3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CAN.ShapeShifter</text:p>
          </draw:text-box>
        </draw:frame>
        <draw:frame presentation:style-name="pr2" draw:text-style-name="P2" draw:layer="layout" svg:width="25.199cm" svg:height="13.927cm" svg:x="1.4cm" svg:y="4.04cm" presentation:class="subtitle" presentation:user-transformed="true">
          <draw:text-box>
            <text:list text:style-name="L2">
              <text:list-item>
                <text:p text:style-name="P1">HPC</text:p>
              </text:list-item>
              <text:list-item>
                <text:p text:style-name="P1">Modular</text:p>
              </text:list-item>
              <text:list-item>
                <text:p text:style-name="P1">Plugin support<text:line-break/></text:p>
              </text:list-item>
              <text:list-item>
                <text:p text:style-name="P1">Routes and Backend</text:p>
              </text:list-item>
              <text:list-item>
                <text:p text:style-name="P1">Modular routes</text:p>
              </text:list-item>
              <text:list-item>
                <text:p text:style-name="P1">Online restart/ dynamic load<text:line-break/></text:p>
              </text:list-item>
              <text:list-item>
                <text:p text:style-name="P1">Modular UI</text:p>
              </text:list-item>
              <text:list-item>
                <text:p text:style-name="P1">UI fragment plugins</text:p>
              </text:list-item>
              <text:list-item>
                <text:p text:style-name="P1">UI page plugi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sign</text:p>
          </draw:text-box>
        </draw:frame>
        <draw:custom-shape draw:style-name="gr2" draw:text-style-name="P4" draw:layer="layout" svg:width="4.8cm" svg:height="1.6cm" svg:x="4.7cm" svg:y="4.2cm">
          <text:p text:style-name="P4">User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3cm" svg:y1="6.2cm" svg:x2="24.2cm" svg:y2="6.2cm">
          <text:p/>
        </draw:line>
        <draw:custom-shape draw:style-name="gr4" draw:text-style-name="P4" xml:id="id8" draw:id="id8" draw:layer="layout" svg:width="4.8cm" svg:height="1.2cm" svg:x="4.7cm" svg:y="6.6cm">
          <text:p text:style-name="P4">Load Balancer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4.8cm" svg:height="1.2cm" svg:x="14.3cm" svg:y="9.8cm">
          <text:p text:style-name="P4">Plugin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2.9cm" svg:y1="9.4cm" svg:x2="14.3cm" svg:y2="10.4cm" draw:start-shape="id1" draw:start-glue-point="2" draw:end-shape="id2" draw:end-glue-point="3" svg:d="M12900 9400v1000h1400" svg:viewBox="0 0 1401 1001">
          <text:p/>
        </draw:connector>
        <draw:custom-shape draw:style-name="gr4" draw:text-style-name="P4" xml:id="id7" draw:id="id7" draw:layer="layout" svg:width="4.8cm" svg:height="1.2cm" svg:x="21.4cm" svg:y="10.8cm">
          <text:p text:style-name="P4">HPC Interface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7cm" svg:y1="18.2cm" svg:x2="23.6cm" svg:y2="18.2cm">
          <text:p/>
        </draw:line>
        <draw:custom-shape draw:style-name="gr2" draw:text-style-name="P4" draw:layer="layout" svg:width="4.8cm" svg:height="1.6cm" svg:x="18cm" svg:y="18.6cm">
          <text:p text:style-name="P4">H/W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4.8cm" svg:height="1.2cm" svg:x="16.8cm" svg:y="15cm">
          <text:p text:style-name="P4">HPC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4.8cm" svg:height="1.2cm" svg:x="20cm" svg:y="16.6cm">
          <text:p text:style-name="P4">Plugin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9.2cm" svg:y1="16.2cm" svg:x2="20cm" svg:y2="17.2cm" draw:start-shape="id3" draw:start-glue-point="2" draw:end-shape="id4" draw:end-glue-point="3" svg:d="M19200 16200v1000h800" svg:viewBox="0 0 801 1001">
          <text:p/>
        </draw:connector>
        <draw:custom-shape draw:style-name="gr4" draw:text-style-name="P4" xml:id="id5" draw:id="id5" draw:layer="layout" svg:width="4.8cm" svg:height="1.2cm" svg:x="1.2cm" svg:y="15cm">
          <text:p text:style-name="P4">UI</text:p>
          <draw:enhanced-geometry svg:viewBox="0 0 21600 21600" draw:type="rectangle" draw:enhanced-path="M 0 0 L 21600 0 21600 21600 0 21600 0 0 Z N"/>
        </draw:custom-shape>
        <draw:custom-shape draw:style-name="gr4" draw:text-style-name="P4" xml:id="id6" draw:id="id6" draw:layer="layout" svg:width="4.8cm" svg:height="1.2cm" svg:x="4.4cm" svg:y="16.6cm">
          <text:p text:style-name="P4">Plugin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3.6cm" svg:y1="16.2cm" svg:x2="4.4cm" svg:y2="17.2cm" draw:start-shape="id5" draw:start-glue-point="2" draw:end-shape="id6" draw:end-glue-point="3" svg:d="M3600 16200v1000h800" svg:viewBox="0 0 801 1001">
          <text:p/>
        </draw:connector>
        <draw:connector draw:style-name="gr5" draw:text-style-name="P5" draw:layer="layout" draw:type="lines" draw:line-skew="0cm -0.299cm" svg:x1="19.1cm" svg:y1="10.4cm" svg:x2="21.4cm" svg:y2="11.4cm" draw:start-shape="id2" draw:start-glue-point="1" draw:end-shape="id7" draw:end-glue-point="3" svg:d="M19100 10400h501l999 1000h800" svg:viewBox="0 0 2301 1001">
          <text:p/>
        </draw:connector>
        <draw:connector draw:style-name="gr5" draw:text-style-name="P5" draw:layer="layout" draw:type="lines" draw:line-skew="0cm -0.499cm" svg:x1="23.8cm" svg:y1="12cm" svg:x2="19.2cm" svg:y2="15cm" draw:start-shape="id7" draw:start-glue-point="2" draw:end-shape="id3" draw:end-glue-point="0" svg:d="M23800 12000v501l-4600 1499v1000" svg:viewBox="0 0 4601 3001">
          <text:p/>
        </draw:connector>
        <draw:connector draw:style-name="gr5" draw:text-style-name="P5" draw:layer="layout" draw:type="lines" draw:line-skew="0cm -0.699cm" svg:x1="16.7cm" svg:y1="11cm" svg:x2="3.6cm" svg:y2="15cm" draw:start-shape="id2" draw:start-glue-point="2" draw:end-shape="id5" draw:end-glue-point="0" svg:d="M16700 11000v501l-13100 2299v1200" svg:viewBox="0 0 13101 4001">
          <text:p/>
        </draw:connector>
        <draw:custom-shape draw:style-name="gr4" draw:text-style-name="P4" xml:id="id1" draw:id="id1" draw:layer="layout" svg:width="4.8cm" svg:height="1.2cm" svg:x="10.5cm" svg:y="8.2cm">
          <text:p text:style-name="P4">Backend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7.1cm" svg:y1="7.8cm" svg:x2="10.5cm" svg:y2="8.8cm" draw:start-shape="id8" draw:start-glue-point="2" draw:end-shape="id1" svg:d="M7100 7800v1000h3400" svg:viewBox="0 0 3401 1001">
          <text:p/>
        </draw:connector>
        <draw:line draw:style-name="gr3" draw:text-style-name="P5" draw:layer="layout" svg:x1="5.6cm" svg:y1="10.8cm" svg:x2="12.2cm" svg:y2="6.6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figCtl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ConfigD</text:p>
              </text:list-item>
              <text:list-item>
                <text:p>Controls</text:p>
                <text:list>
                  <text:list-item>
                    <text:p>Install</text:p>
                  </text:list-item>
                  <text:list-item>
                    <text:p>Uninstall</text:p>
                  </text:list-item>
                  <text:list-item>
                    <text:p>List</text:p>
                  </text:list-item>
                  <text:list-item>
                    <text:p>Resta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ShapeShifter Package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3">
              <text:list-item>
                <text:p>HPC plugin</text:p>
              </text:list-item>
              <text:list-item>
                <text:p>UI plugin</text:p>
              </text:list-item>
              <text:list-item>
                <text:p>Backend plug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3FC000002FE6456BB22CDDD7F23.png" xlink:type="simple" xlink:show="embed" xlink:actuate="onLoad"/>
    <draw:fill-image draw:name="Bitmap_20_6" draw:display-name="Bitmap 6" xlink:href="Pictures/10000000000003FB000002FEED2C49DC3BF29FAB.png" xlink:type="simple" xlink:show="embed" xlink:actuate="onLoad"/>
    <draw:fill-image draw:name="Bitmap_20_7" draw:display-name="Bitmap 7" xlink:href="Pictures/10000000000003FD000002FE6EB1C314A7E39228.png" xlink:type="simple" xlink:show="embed" xlink:actuate="onLoad"/>
    <draw:fill-image draw:name="background" xlink:href="Pictures/10000000000003FD000002FE7F003B160AE9315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2"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4"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0T23:00:20.562479263</meta:creation-date>
    <meta:editing-duration>PT12M51S</meta:editing-duration>
    <meta:editing-cycles>4</meta:editing-cycles>
    <meta:generator>LibreOffice/6.0.7.3$Linux_X86_64 LibreOffice_project/00m0$Build-3</meta:generator>
    <dc:title>Forestbird</dc:title>
    <dc:date>2020-06-20T23:23:34.363999410</dc:date>
    <meta:document-statistic meta:object-count="89"/>
  </office:meta>
</office:document-meta>
</file>